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418cm" fo:min-width="7.374cm"/>
    </style:style>
    <style:style style:name="gr2" style:family="graphic" style:parent-style-name="standard">
      <style:graphic-properties draw:textarea-horizontal-align="justify" draw:textarea-vertical-align="middle" draw:auto-grow-height="false" fo:min-height="9.496cm" fo:min-width="7.783cm"/>
    </style:style>
    <style:style style:name="gr3" style:family="graphic" style:parent-style-name="standard">
      <style:graphic-properties draw:fill="solid" draw:fill-color="#81d41a" draw:textarea-horizontal-align="justify" draw:textarea-vertical-align="middle" draw:auto-grow-height="false" fo:min-height="1.55cm" fo:min-width="1.3cm"/>
    </style:style>
    <style:style style:name="gr4" style:family="graphic" style:parent-style-name="standard">
      <style:graphic-properties draw:fill="solid" draw:fill-color="#81d41a" draw:textarea-horizontal-align="justify" draw:textarea-vertical-align="middle" draw:auto-grow-height="false" fo:min-height="0.67cm" fo:min-width="0.42cm"/>
    </style:style>
    <style:style style:name="gr5" style:family="graphic" style:parent-style-name="standard">
      <style:graphic-properties draw:fill="solid" draw:fill-color="#81d41a" draw:textarea-horizontal-align="justify" draw:textarea-vertical-align="middle" draw:auto-grow-height="false" fo:min-height="0.952cm" fo:min-width="1.128cm"/>
    </style:style>
    <style:style style:name="gr6" style:family="graphic" style:parent-style-name="standard">
      <style:graphic-properties draw:fill="solid" draw:fill-color="#dee7e5" draw:textarea-horizontal-align="justify" draw:textarea-vertical-align="middle" draw:auto-grow-height="false" fo:min-height="5.65cm" fo:min-width="5.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1d41a"/>
      <style:paragraph-properties fo:text-align="center"/>
    </style:style>
    <style:style style:name="P3" style:family="paragraph">
      <loext:graphic-properties draw:fill="solid" draw:fill-color="#dee7e5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874cm" svg:height="10.668cm" svg:x="1.2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83cm" svg:height="9.746cm" svg:x="10.017cm" svg:y="1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8cm" svg:x="10.2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8cm" svg:x="12.2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8cm" svg:x="14.2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8cm" svg:x="16.2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8cm" svg:x="10.2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8cm" svg:x="12.2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8cm" svg:x="14.2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8cm" svg:x="16.2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8cm" svg:x="10.2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8cm" svg:x="12.2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8cm" svg:x="14.2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8cm" svg:x="16.2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8cm" svg:x="10.2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8cm" svg:x="12.2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8cm" svg:x="14.2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8cm" svg:x="16.2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8cm" svg:x="10.2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8cm" svg:x="12.2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8cm" svg:x="14.2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8cm" svg:x="16.2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cm" svg:height="1.3cm" svg:x="6.3cm" svg:y="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2" draw:layer="layout" svg:width="2.3cm" svg:height="1.7cm" svg:x="2.1cm" svg:y="8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" draw:text-style-name="P3" draw:layer="layout" svg:width="5.7cm" svg:height="5.9cm" svg:x="2.3cm" svg:y="2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2.2$Windows_X86_64 LibreOffice_project/98b30e735bda24bc04ab42594c85f7fd8be07b9c</meta:generator>
    <dc:date>2020-12-17T16:19:50.853000000</dc:date>
    <meta:editing-duration>PT20S</meta:editing-duration>
    <meta:editing-cycles>1</meta:editing-cycles>
    <meta:document-statistic meta:object-count="25"/>
  </office:meta>
</office:document-meta>
</file>